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8000004F21A586475B1AA3C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6" text:anchor-type="char" svg:x="-0.0374in" svg:y="12.8717in" svg:width="2.3201in" svg:height="2.7201in" draw:z-index="0"><draw:image xlink:href="Pictures/1000020100000438000004F21A586475B1AA3C5E.png" xlink:type="simple" xlink:show="embed" xlink:actuate="onLoad" loext:mime-type="image/png"/></draw:frame><draw:frame draw:style-name="fr1" draw:name="Image2" text:anchor-type="char" svg:x="5.6055in" svg:y="0.0465in" svg:width="5.2992in" svg:height="6.2118in" draw:z-index="1"><draw:image xlink:href="Pictures/1000020100000438000004F21A586475B1AA3C5E.png" xlink:type="simple" xlink:show="embed" xlink:actuate="onLoad" loext:mime-type="image/png"/></draw:frame><draw:frame draw:style-name="fr1" draw:name="Image1" text:anchor-type="char" svg:x="0.0181in" svg:y="0.0091in" svg:width="5.2992in" svg:height="6.2118in" draw:z-index="2"><draw:image xlink:href="Pictures/1000020100000438000004F21A586475B1AA3C5E.png" xlink:type="simple" xlink:show="embed" xlink:actuate="onLoad" loext:mime-type="image/png"/></draw:frame><draw:frame draw:style-name="fr1" draw:name="Image3" text:anchor-type="char" svg:x="-0.0201in" svg:y="6.4673in" svg:width="5.2992in" svg:height="6.2118in" draw:z-index="3"><draw:image xlink:href="Pictures/1000020100000438000004F21A586475B1AA3C5E.png" xlink:type="simple" xlink:show="embed" xlink:actuate="onLoad" loext:mime-type="image/png"/></draw:frame><draw:frame draw:style-name="fr1" draw:name="Image4" text:anchor-type="char" svg:x="5.548in" svg:y="6.4862in" svg:width="5.2992in" svg:height="6.2118in" draw:z-index="4"><draw:image xlink:href="Pictures/1000020100000438000004F21A586475B1AA3C5E.png" xlink:type="simple" xlink:show="embed" xlink:actuate="onLoad" loext:mime-type="image/png"/></draw:frame><draw:frame draw:style-name="fr1" draw:name="Image5" text:anchor-type="char" svg:x="2.9354in" svg:y="12.8709in" svg:width="2.3201in" svg:height="2.7201in" draw:z-index="5"><draw:image xlink:href="Pictures/1000020100000438000004F21A586475B1AA3C5E.png" xlink:type="simple" xlink:show="embed" xlink:actuate="onLoad" loext:mime-type="image/png"/></draw:frame><draw:frame draw:style-name="fr1" draw:name="Image7" text:anchor-type="char" svg:x="5.4929in" svg:y="12.8898in" svg:width="2.3201in" svg:height="2.7201in" draw:z-index="6"><draw:image xlink:href="Pictures/1000020100000438000004F21A586475B1AA3C5E.png" xlink:type="simple" xlink:show="embed" xlink:actuate="onLoad" loext:mime-type="image/png"/></draw:frame><draw:frame draw:style-name="fr1" draw:name="Image8" text:anchor-type="char" svg:x="8.5425in" svg:y="12.852in" svg:width="2.3201in" svg:height="2.7201in" draw:z-index="7"><draw:image xlink:href="Pictures/1000020100000438000004F21A586475B1AA3C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16.5402in" style:num-format="1" style:print-orientation="portrait" fo:margin-top="0.4in" fo:margin-bottom="0.4in" fo:margin-left="0.4in" fo:margin-right="0.4in" fo:background-color="#6666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6666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6:19:23.597829083</meta:creation-date>
    <dc:date>2022-10-18T16:30:37.144052972</dc:date>
    <meta:editing-duration>PT10M22S</meta:editing-duration>
    <meta:editing-cycles>7</meta:editing-cycles>
    <meta:generator>LibreOffice/6.4.7.2$Linux_X86_64 LibreOffice_project/40$Build-2</meta:generator>
    <meta:document-statistic meta:table-count="0" meta:image-count="8" meta:object-count="0" meta:page-count="1" meta:paragraph-count="0" meta:word-count="0" meta:character-count="0" meta:non-whitespace-character-count="0"/>
  </office:meta>
</office:document-meta>
</file>